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98%" draw:textarea-horizontal-align="justify" draw:textarea-vertical-align="middle" draw:auto-grow-height="false" fo:min-height="8.767cm" fo:min-width="0.135cm"/>
    </style:style>
    <style:style style:name="gr2" style:family="graphic" style:parent-style-name="standard">
      <style:graphic-properties draw:stroke="none" svg:stroke-color="#000000" draw:fill="none" draw:fill-color="#ffffff" draw:opacity="98%" draw:textarea-horizontal-align="left" draw:auto-grow-height="true" draw:auto-grow-width="false" fo:min-height="0.393cm" fo:min-width="0cm"/>
    </style:style>
    <style:style style:name="gr3" style:family="graphic" style:parent-style-name="standard">
      <style:graphic-properties draw:opacity="98%" draw:textarea-horizontal-align="justify" draw:textarea-vertical-align="middle" draw:auto-grow-height="false" fo:min-height="4.129cm" fo:min-width="0.135cm"/>
    </style:style>
    <style:style style:name="gr4" style:family="graphic" style:parent-style-name="standard">
      <style:graphic-properties draw:opacity="98%" draw:textarea-horizontal-align="justify" draw:textarea-vertical-align="middle" draw:auto-grow-height="false" fo:min-height="2.419cm" fo:min-width="0.135cm"/>
    </style:style>
    <style:style style:name="gr5" style:family="graphic" style:parent-style-name="standard">
      <style:graphic-properties draw:stroke="none" svg:stroke-color="#000000" draw:fill="none" draw:fill-color="#ffffff" draw:opacity="98%" draw:textarea-horizontal-align="left" draw:auto-grow-height="true" draw:auto-grow-width="false" fo:min-height="0.391cm" fo:min-width="0cm"/>
    </style:style>
    <style:style style:name="gr6" style:family="graphic" style:parent-style-name="standard">
      <style:graphic-properties draw:stroke="none" svg:stroke-color="#000000" draw:fill="none" draw:fill-color="#ffffff" draw:opacity="98%" draw:textarea-horizontal-align="left" draw:auto-grow-height="true" draw:auto-grow-width="true" fo:min-height="0.436cm" fo:min-width="1.372cm"/>
    </style:style>
    <style:style style:name="gr7" style:family="graphic" style:parent-style-name="standard">
      <style:graphic-properties draw:opacity="98%" draw:textarea-horizontal-align="justify" draw:textarea-vertical-align="middle" draw:auto-grow-height="false" fo:min-height="4.223cm" fo:min-width="0.135cm"/>
    </style:style>
    <style:style style:name="gr8" style:family="graphic" style:parent-style-name="standard">
      <style:graphic-properties draw:opacity="98%" draw:textarea-horizontal-align="justify" draw:textarea-vertical-align="middle" draw:auto-grow-height="false" fo:min-height="2.145cm" fo:min-width="0.135cm"/>
    </style:style>
    <style:style style:name="gr9" style:family="graphic" style:parent-style-name="standard">
      <style:graphic-properties draw:stroke="none" svg:stroke-color="#000000" draw:fill="none" draw:fill-color="#ffffff" draw:opacity="98%" draw:textarea-horizontal-align="left" draw:auto-grow-height="true" draw:auto-grow-width="false" fo:min-height="0.501cm" fo:min-width="0cm"/>
    </style:style>
    <style:style style:name="gr10" style:family="graphic" style:parent-style-name="standard">
      <style:graphic-properties draw:opacity="98%" draw:textarea-horizontal-align="justify" draw:textarea-vertical-align="middle" draw:auto-grow-height="false" fo:min-height="3.264cm" fo:min-width="0.135cm"/>
    </style:style>
    <style:style style:name="gr11" style:family="graphic" style:parent-style-name="standard">
      <style:graphic-properties draw:stroke="none" svg:stroke-color="#000000" draw:fill="none" draw:fill-color="#ffffff" draw:opacity="98%" draw:textarea-horizontal-align="left" draw:auto-grow-height="true" draw:auto-grow-width="false" fo:min-height="0.45cm" fo:min-width="0cm"/>
    </style:style>
    <style:style style:name="gr12" style:family="graphic" style:parent-style-name="standard">
      <style:graphic-properties draw:stroke="none" svg:stroke-color="#000000" draw:fill="none" draw:fill-color="#ffffff" draw:opacity="98%" draw:textarea-horizontal-align="left" draw:auto-grow-height="true" draw:auto-grow-width="true" fo:min-height="0.512cm" fo:min-width="0.824cm"/>
    </style:style>
    <style:style style:name="gr13" style:family="graphic" style:parent-style-name="standard">
      <style:graphic-properties draw:stroke="none" svg:stroke-color="#000000" draw:fill="none" draw:fill-color="#ffffff" draw:opacity="98%" draw:textarea-horizontal-align="left" draw:auto-grow-height="true" draw:auto-grow-width="false" fo:min-height="5.071cm" fo:min-width="0cm"/>
    </style:style>
    <style:style style:name="gr14" style:family="graphic" style:parent-style-name="standard">
      <style:graphic-properties svg:stroke-color="#000000" draw:fill-color="#b4c2d0" draw:opacity="98%" draw:textarea-horizontal-align="justify" draw:textarea-vertical-align="middle" draw:auto-grow-height="false" fo:min-height="0.385cm" fo:min-width="0.008cm" fo:wrap-option="no-wrap"/>
    </style:style>
    <style:style style:name="P1" style:family="paragraph">
      <loext:graphic-properties draw:opacity="98%"/>
      <style:paragraph-properties fo:text-align="center"/>
      <style:text-properties fo:font-size="1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 draw:opacity="98%"/>
      <style:paragraph-properties fo:text-align="center"/>
      <style:text-properties fo:font-size="10pt"/>
    </style:style>
    <style:style style:name="P4" style:family="paragraph">
      <loext:graphic-properties draw:fill="none" draw:fill-color="#ffffff" draw:opacity="98%"/>
      <style:text-properties fo:font-size="10pt"/>
    </style:style>
    <style:style style:name="P5" style:family="paragraph">
      <style:paragraph-properties fo:text-align="center"/>
      <style:text-properties fo:font-size="10pt" fo:font-weight="bold"/>
    </style:style>
    <style:style style:name="P6" style:family="paragraph">
      <loext:graphic-properties draw:fill-color="#b4c2d0" draw:opacity="98%"/>
      <style:paragraph-properties fo:text-align="center"/>
      <style:text-properties fo:font-size="10pt" fo:font-weight="bold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9.017cm" draw:transform="skewX (0.00244346095279206) translate (6.608cm 3.667cm)">
          <text:p/>
          <draw:enhanced-geometry svg:viewBox="0 0 21600 21600" draw:mirror-horizontal="false" draw:mirror-vertical="false" draw:text-areas="?f0 ?f7 ?f2 21600" draw:type="up-arrow" draw:modifiers="1501.16640746501 108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3" draw:layer="layout" svg:width="2.57cm" svg:height="1.031cm" svg:x="5.723cm" svg:y="2.551cm">
          <draw:text-box>
            <text:p text:style-name="P2"><text:span text:style-name="T1">Main Branch</text:span></text:p>
            <text:p text:style-name="P2"><text:span text:style-name="T1"><text:s/>“</text:span><text:span text:style-name="T1">v4” dev</text:span></text:p>
          </draw:text-box>
        </draw:frame>
        <draw:custom-shape draw:style-name="gr3" draw:text-style-name="P1" draw:layer="layout" svg:width="0.635cm" svg:height="4.379cm" draw:transform="skewX (0.00244346095279208) rotate (-0.921010246277407) translate (10.205cm 8.111cm)">
          <text:p/>
          <draw:enhanced-geometry svg:viewBox="0 0 21600 21600" draw:text-areas="?f0 ?f7 ?f2 21600" draw:type="up-arrow" draw:modifiers="1870.68429237947 108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2.669cm" draw:transform="skewX (0.00244346095279204) rotate (-1.32941729124408) translate (10.573cm 9.189cm)">
          <text:p/>
          <draw:enhanced-geometry svg:viewBox="0 0 21600 21600" draw:text-areas="?f0 ?f7 ?f2 21600" draw:type="up-arrow" draw:modifiers="1870.68429237947 108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4" draw:layer="layout" svg:width="1.337cm" svg:height="0.641cm" draw:transform="rotate (0.675616953447005) translate (8.263cm 9.234cm)">
          <draw:text-box>
            <text:p><text:span text:style-name="T1">v1.0</text:span></text:p>
          </draw:text-box>
        </draw:frame>
        <draw:frame draw:style-name="gr6" draw:text-style-name="P3" draw:layer="layout" svg:width="2.238cm" svg:height="1.031cm" draw:transform="rotate (0.244869694054804) translate (8.347cm 10.113cm)">
          <draw:text-box>
            <text:p text:style-name="P2"><text:span text:style-name="T1">v1.0.3</text:span></text:p>
            <text:p text:style-name="P2"><text:span text:style-name="T1">phased out</text:span></text:p>
          </draw:text-box>
        </draw:frame>
        <draw:custom-shape draw:style-name="gr7" draw:text-style-name="P1" draw:layer="layout" svg:width="0.635cm" svg:height="4.475cm" draw:transform="skewX (-0.00314159265358978) rotate (-0.953298837439303) translate (6.767cm 6.067cm)">
          <text:p/>
          <draw:enhanced-geometry svg:viewBox="0 0 21600 21600" draw:mirror-vertical="false" draw:mirror-horizontal="true" draw:text-areas="?f0 ?f7 ?f2 21600" draw:type="up-arrow" draw:modifiers="1870.68429237947 108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0.635cm" svg:height="2.397cm" draw:transform="skewX (-0.00174532925199432) rotate (-1.46101511684445) translate (5.311cm 7.223cm)">
          <text:p/>
          <draw:enhanced-geometry svg:viewBox="0 0 21600 21600" draw:mirror-vertical="false" draw:mirror-horizontal="true" draw:text-areas="?f0 ?f7 ?f2 21600" draw:type="up-arrow" draw:modifiers="1870.68429237947 108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4" draw:layer="layout" svg:width="1.172cm" svg:height="0.641cm" draw:transform="rotate (-0.612785100375209) translate (4.867cm 6.588cm)">
          <draw:text-box>
            <text:p><text:span text:style-name="T1">v2.0</text:span></text:p>
          </draw:text-box>
        </draw:frame>
        <draw:frame draw:style-name="gr9" draw:text-style-name="P4" draw:layer="layout" svg:width="2.4cm" svg:height="0.751cm" draw:transform="rotate (-0.10454522219446) translate (3.279cm 7.604cm)">
          <draw:text-box>
            <text:p><text:span text:style-name="T1">v2.0.4 prod</text:span></text:p>
          </draw:text-box>
        </draw:frame>
        <draw:custom-shape draw:style-name="gr10" draw:text-style-name="P1" draw:layer="layout" svg:width="0.635cm" svg:height="3.514cm" draw:transform="skewX (0.00244346095279208) rotate (-0.91420346219463) translate (9.499cm 4.251cm)">
          <text:p/>
          <draw:enhanced-geometry svg:viewBox="0 0 21600 21600" draw:text-areas="?f0 ?f7 ?f2 21600" draw:type="up-arrow" draw:modifiers="1870.68429237947 108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0.635cm" svg:height="2.395cm" draw:transform="skewX (0.00244346095279207) rotate (-1.37374865424474) translate (10.039cm 5.257cm)">
          <text:p/>
          <draw:enhanced-geometry svg:viewBox="0 0 21600 21600" draw:text-areas="?f0 ?f7 ?f2 21600" draw:type="up-arrow" draw:modifiers="1870.68429237947 108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4" draw:layer="layout" svg:width="1.197cm" svg:height="0.7cm" draw:transform="rotate (0.611912435749212) translate (7.546cm 5.336cm)">
          <draw:text-box>
            <text:p><text:span text:style-name="T1">v3.0</text:span></text:p>
          </draw:text-box>
        </draw:frame>
        <draw:frame draw:style-name="gr12" draw:text-style-name="P4" draw:layer="layout" svg:width="1.831cm" svg:height="0.762cm" draw:transform="rotate (0.245044226980004) translate (7.971cm 6.038cm)">
          <draw:text-box>
            <text:p><text:span text:style-name="T1">v3.1 test</text:span></text:p>
          </draw:text-box>
        </draw:frame>
        <draw:frame draw:style-name="gr13" draw:text-style-name="P4" draw:layer="layout" svg:width="4.953cm" svg:height="6.491cm" svg:x="11.795cm" svg:y="6.331cm">
          <draw:text-box>
            <text:p><text:span text:style-name="T1">A: Develop v1 on Main</text:span></text:p>
            <text:p><text:span text:style-name="T1"/></text:p>
            <text:p><text:span text:style-name="T1">B: Freeze v1.0 and start develop v2 on Main</text:span></text:p>
            <text:p><text:span text:style-name="T1"/></text:p>
            <text:p><text:span text:style-name="T1">C: Fix to v1.0</text:span></text:p>
            <text:p><text:span text:style-name="T1"/></text:p>
            <text:p><text:span text:style-name="T1">D: Freeze v2.0 and start develop v3</text:span></text:p>
            <text:p><text:span text:style-name="T1"/></text:p>
            <text:p><text:span text:style-name="T1">E: Deploy fixes develop on v1.0 as v1.0.3; continue to fix v1.0 for next sub-release</text:span></text:p>
            <text:p><text:span text:style-name="T1"/></text:p>
            <text:p><text:span text:style-name="T1">F: Freeze v3.0 and start develop v4</text:span></text:p>
          </draw:text-box>
        </draw:frame>
        <draw:custom-shape draw:style-name="gr14" draw:text-style-name="P6" draw:layer="layout" svg:width="0.508cm" svg:height="0.635cm" svg:x="4.556cm" svg:y="11.414cm">
          <text:p text:style-name="P5">A</text:p>
          <draw:enhanced-geometry svg:viewBox="0 0 21600 21600" draw:mirror-horizontal="true" draw:type="line-callout-1" draw:modifiers="-71547.347740668 32705.6603773585 -10566.6011787819 18849.056603773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6" draw:layer="layout" svg:width="0.508cm" svg:height="0.635cm" svg:x="4.556cm" svg:y="10.017cm">
          <text:p text:style-name="P5">B</text:p>
          <draw:enhanced-geometry svg:viewBox="0 0 21600 21600" draw:mirror-horizontal="true" draw:mirror-vertical="false" draw:type="line-callout-1" draw:modifiers="-68534.3811394892 31211.320754717 -10566.6011787819 18849.056603773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6" draw:layer="layout" svg:width="0.508cm" svg:height="0.635cm" svg:x="9.109cm" svg:y="11.225cm">
          <text:p text:style-name="P5">C</text:p>
          <draw:enhanced-geometry svg:viewBox="0 0 21600 21600" draw:mirror-horizontal="false" draw:mirror-vertical="false" draw:type="line-callout-1" draw:modifiers="-65776.0314341847 -19358.4905660377 -10566.6011787819 18849.056603773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6" draw:layer="layout" svg:width="0.508cm" svg:height="0.635cm" svg:x="4.556cm" svg:y="8.747cm">
          <text:p text:style-name="P5">D</text:p>
          <draw:enhanced-geometry svg:viewBox="0 0 21600 21600" draw:mirror-horizontal="true" draw:mirror-vertical="false" draw:type="line-callout-1" draw:modifiers="-71547.347740668 8660.37735849057 -10566.6011787819 18849.056603773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6" draw:layer="layout" svg:width="0.508cm" svg:height="0.635cm" svg:x="8.112cm" svg:y="7.477cm">
          <text:p text:style-name="P5">E</text:p>
          <draw:enhanced-geometry svg:viewBox="0 0 21600 21600" draw:mirror-horizontal="false" draw:mirror-vertical="false" draw:type="line-callout-1" draw:modifiers="424.361493123772 82833.9622641509 -10566.6011787819 18849.056603773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6" draw:layer="layout" svg:width="0.508cm" svg:height="0.635cm" svg:x="4.556cm" svg:y="5.064cm">
          <text:p text:style-name="P5">F</text:p>
          <draw:enhanced-geometry svg:viewBox="0 0 21600 21600" draw:mirror-horizontal="true" draw:type="line-callout-1" draw:modifiers="-76003.1434184676 54916.9811320755 -10566.6011787819 18849.056603773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0T07:25:39.849065676</meta:creation-date>
    <dc:date>2017-11-21T08:56:16.617026634</dc:date>
    <meta:editing-duration>PT13H34M14S</meta:editing-duration>
    <meta:editing-cycles>8</meta:editing-cycles>
    <meta:generator>LibreOffice/5.4.1.2$MacOSX_X86_64 LibreOffice_project/ea7cb86e6eeb2bf3a5af73a8f7777ac570321527</meta:generator>
    <meta:document-statistic meta:object-count="21"/>
  </office:meta>
</office:document-meta>
</file>